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Decimais</text:p>
          </table:table-cell>
          <table:table-cell office:value-type="string" calcext:value-type="string">
            <text:p>Nulo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M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V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F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TIPT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CTAC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NUN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N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COD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P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N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ODCEN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CTABC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BCO</text:p>
          </table:table-cell>
          <table:table-cell office:value-type="string" calcext:value-type="string">
            <text:p>CODB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NU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CODC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DTR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SEQUE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CODPR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EQUE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E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NUNOTAORI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CODLO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P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SEQUENCIAOR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CONTR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CHAR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 ' 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GRUPOPR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CODPA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LOC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TI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P' 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PRO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CENC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N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RE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VE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PAR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U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CI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PAI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TIPPAR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NTRO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RCHAR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 ' 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MARC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 ' 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D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GRUPON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QTDPREV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PREVRE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PREVDE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QTDRE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REALRE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REALDE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PERCENTU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SUPLEMENTODE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ANTECIPDE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TRANSFDE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TRANSFSALDODE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REDUCAODE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MPROMISSODE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ANALITI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TIPOMSG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Z' 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PERCAVIS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SEMANAME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TOTALAUTINV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CODVO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MMET</text:p>
          </table:table-cell>
          <table:table-cell office:value-type="string" calcext:value-type="string">
            <text:p>DH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ACRESCMA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AD_IDEX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APELI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ATIV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ATUACOMPRADO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CARGAHO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CENCUSPA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FOR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FORMFLEX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FU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GE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PA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RE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MC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MGE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MISSAO2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COMVEND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DESCMA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DIACO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GRUPODESCVEN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GRUPORETEN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NUVERS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PARTICME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PERCCUSVA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PERCTROC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PROVACR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PROVACRESCCA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RECHREXTR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SALDODI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SALDODISPCA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SENH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TIPCAL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TIPFECHCOM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TIPVALO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U' </text:p>
          </table:table-cell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TIPVEN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EN</text:p>
          </table:table-cell>
          <table:table-cell office:value-type="string" calcext:value-type="string">
            <text:p>VLRHOR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NO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SERIENO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NEG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ESDOBRAMEN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HMOV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VENCINIC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VENC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HBAIX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CONTAB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CONTABBAIX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PA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TIPOPE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HTIPOP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O_DATE('01/01/1998', 'DD/MM/YYYY')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B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TABCOI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NA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ENCU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PROJ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VEN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MOE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TIPTI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DUP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ESDOBDUP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OSSONU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HISTORI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DESDO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VENDO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IR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I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CHEQU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ESPCAR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ISSRETI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MUL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IN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PMUL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1'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JUR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PJUR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1'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BASEIC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LIQIC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EMPBAIX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TIPOPERBAIX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HTIPOPERBAIX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O_DATE('01/01/1998', 'DD/MM/YYYY')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BAIX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REMESS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UTORIZA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RECDES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PROVIS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ORIGE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F'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PMARCCHEQ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A'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NO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B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DE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RENE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AR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RATEA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ENTSAI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USUBAIX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PRO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IRFRETI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INSSRETI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ARTAO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CONTR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ORDEMCARG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VEICUL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BAR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SEQUENC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VARCAMBI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IGOBAR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LINHADIGITAVE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DESCEMBU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JUROEMBU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MULTAEMBU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MOED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MOEDABAIX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COMPEN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F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MULTANEGO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JURONEGO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MULTALI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JUROLI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BAIXAPREV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O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ATUREZAOPER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SERIENF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MODELONF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FU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ONT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APON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BO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IGSAF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FENTSEQF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FCOMPLFIX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PARCRES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PD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USUCOB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NF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I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ALIBERA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NVENI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HAVEC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HAVECTERE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OMEEMITENTE_CMC7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RATEI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CESSA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IDLOTEFDI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RODOCTE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PE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BCO_CMC7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GENCIA_CMC7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NTA_CMC7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GC_CPF_CMC7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SITESPECIALRES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EXIGEISSQ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REGESPTRIBU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MOTNAORETERISSQ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FATCARTA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CC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ART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ROLOTEGNR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STATUSGNR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REJEICAOGNR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FT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PARCRENEG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PAGNFC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ALORPRESENT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JUROSAV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BLOQVA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FRETENF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DESCCAL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HONO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BASEIR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BASEIN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MONIOCOREM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SUECONEC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PRAZ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TROCOECONEC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POTROCOECONEC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RECEBCART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BATIMENT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BATIMENTOCA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DESCSSPM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POABATSSPMB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B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ESPADVOGAD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USTASPROCESSUAI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EPOSITOJUDICI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PROCADMJUDI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OBRACONSTCIVI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LASSIFCESSAOOB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L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TRI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IDINIC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CIDFIMC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OB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HEQUERASTREADO_CMC7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CHQ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REGU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SEQCAIX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IDUNI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PARCEL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CONTRATOLO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NEGOCI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DTIMPBOL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DTREPASSE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DHBAIX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DATADEJU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NUMRE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ORIGE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NUFINORI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VENDAIM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RENEGIM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VENDALO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RENEGLO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SA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NOMEADVOGA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DHGERREPASSE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CONTARE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IMOVE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CONTRATOAD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BLOQUEAD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FECHAMENTOAL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DTIMPBOLLOCAL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FECHAMEN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RENEGCANCLO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CONTRATOLT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RESCISAOLT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NUNO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CONTALA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TXADMGERALU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S'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FINGARANTORI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REPINTELIGEN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DHGERREPPARCIAL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DTREPPARCIAL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REPPARCI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VLRJUROCONTR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VLRAMORTCONTR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VLRCORRMONE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IPT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ORIGRENEG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RESCISAOLO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MTIPOINTERME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OBSPADR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IMOVELRURA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RECADIANTAMENTORUR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CK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HAVENFEGNR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ANTBA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MDOCARRECA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ENTSAIINF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REFATCON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FINCONFIRMAD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IPAPUR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GNREDOI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ESCRTPAGNFC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RECEBID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EMV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TROCOPDV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INITREFAPURACA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HINTEGRACA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INDRECEFDCON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INFCOMPLEFDCON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REFERENCI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CODRECEI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DTINTEGRACAOIPI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NUVERB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D_IDEX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D_ID_EXTERNO_CODEM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D_ID_EXTERNO_CODNA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AD_ID_EXTERNO_CODPA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FIN</text:p>
          </table:table-cell>
          <table:table-cell office:value-type="string" calcext:value-type="string">
            <text:p>VLRDESDOBCAL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DESCRTIPTI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ESPDO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ARENC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EXPT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EXPGR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ARTAOTAX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ARTAO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VALIDAQTDMAXTITVENCIDO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EXIGBAIXAACER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TRANSFDI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INDTI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TRANSFPEN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TRANSFBA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S'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PERCJURO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PERCMUL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MOE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EXIBBA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CTACT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CTACTB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CTACTB3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BAIXACER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INFCMC7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GRUPOLIMCR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FASTUS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IMAGEM</text:p>
          </table:table-cell>
          <table:table-cell/>
          <table:table-cell office:value-type="string" calcext:value-type="string">
            <text:p>BLOB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PERCCUSVA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VLRCUSVA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FASTBAIX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PRAZ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GRUPOTIPTI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IMPBOLRENEG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SUBTIPOVEND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0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NFERENC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ATIV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PARCTE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IMPCOMPROVANT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RECGNR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DETRECGNR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PRODGNR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TPAGNFC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AJUSTAV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UTILIZAPO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NROPARCELA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INTEGRAECONEC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FINALIZADO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GRUPOFINALIZADO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DBANDEIRAECONEC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NVENIOECONEC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DIAVE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TIPVEN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OPERACAOCT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QTDPARCELCT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RECEBANTAPROV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ARREDPRIMEIRAPA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TRUNCPARCEL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TIMUSADOLOCACA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TIPDOCRUR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PROIBIMPBO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ALTERASIMULTPV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DESCRTPAGNFC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INDRECEFDCON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INFCOMPLEFDCON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ONSDIASUTEI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CREDENCIADORAC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IT</text:p>
          </table:table-cell>
          <table:table-cell office:value-type="string" calcext:value-type="string">
            <text:p>UTILIZAPIXSITE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CRPRO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MPLDES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ARACTERISTICA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FERENC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GRUPOPR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VO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AR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OCALIZ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IP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LASSUBTRI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FORMPRE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ARGLUCR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ULTIPVEND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CCUS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CVL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CQT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MGE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MVEN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CMA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SOBRUT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SOLIQ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EDAU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AZOVA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GRUPMI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QTDEM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ERTAESTMI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OMO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IC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IS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IPIVEND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IPICOMP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IR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IR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INS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IN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DBASEIN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OPRO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V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ORIGPRO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SUBS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ICMSFA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LANCNO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A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CONTES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TA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TACT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MAGEM</text:p>
          </table:table-cell>
          <table:table-cell/>
          <table:table-cell office:value-type="string" calcext:value-type="string">
            <text:p>BLOB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TIV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STMA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STMI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PRESDETALH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ELECIONA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TCONTES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ISCONTES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MOE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UPOICM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AUMENTCUST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LOC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HOMEPAG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TACTB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TACTB3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POSERV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NDIMAGE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ARCFOR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VOLCOMP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DROI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UPODESCPRO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FFOR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HRDOBRAD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CMSGERENC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NA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ENCU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J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CIA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MPLAUDOLO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GA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IMENSO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QUEBRATE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TACTB4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FILTR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GENER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L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ADR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NDMODROTUL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ATUREZAOPER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NA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OLCOMP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FER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METE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OTIVOINCEX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RREDPRE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COMISS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MPONOBRIG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FATTOT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OMETA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P1RCTEG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ALCULOGIR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E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DBASEIR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ARGUR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SPESSUR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NIDAD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MM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FORMAPON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O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FCEGAPES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ORDCALCCUSTPR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GRAW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O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UPOPI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TODO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UPOCOFIN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TODO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UPOCSS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TODO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STIPIE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STIPIS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TATUSINCEX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TILIZAW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BALAN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AI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NDIMEN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OBSETIQUE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AN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AUTCODI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DAGRUPAP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DAGRUPAPTE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ULTU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IENTIFI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LASSEAG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UPOQUIMI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LASSETOX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INCATIV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FORMUL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CENTR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ODOAPLI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POCAAPLI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ANEJOIN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OSAGE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OLDOSAGE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OSAGEMPO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OLDOSAGEMPO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NDIMENTOP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CEITUARI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XIGEBENEFI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CLASSEAG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GRUPOQUIMI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PRINCATIV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CLASSETO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UPOTRANS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ERAPLAPRO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PLIC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TERVAL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ARENC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NDIMENTOH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ODUTON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GTINN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C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VOLPLA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CMAXFLE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CRESCMA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FLE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UMITEMRE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MPRIMI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0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FIRMAIM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PURAPRODEP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DESPPRODEP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QTDNFLAUDOSI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TRIBMUNIS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CONTESTW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ISTALP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ONEROS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FMERCM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RMOLABI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PMINIM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PMAXIM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TROLA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DENPORTAR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DENOT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DENCORRELA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DENCOSM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ODFAL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FA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TATUSME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P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EQSP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EQSC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EQS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A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TE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A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VAAJUSTAD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FPUREZ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FABRICA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STATUSLO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AMLO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AMSERI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NIDMINARMAZ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ORIGEMFA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E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CODBARRASQT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D5PA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ALCAPM3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QTDPECAFRA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TILORDCOR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DPER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CRUTILBE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MPORDEMCOR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TROC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RFONTCONSPRE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RFUNDOCONSPRE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VOLR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AREASE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DENTIMO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TILIMO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CREDPISCOFINSDEP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DINNATU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TILSMARTCAR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CUPAVAR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VERVO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ASTR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AMADA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ORDEMMEDID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IQICMSINTEF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REGMAP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PRESFOR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BARCOM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MEDI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FILTROREQ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ATBCPISCOFIN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D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TARPORPES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LOCALPADR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MCOMPPROD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EXNC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QTDC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IASC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TOLVARC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QTDPEDPEN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EADTIM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IASEXPEDI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TVALDIF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X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HELFLIFEMI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HELFLI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BARBALANC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ALCBGLOB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PONTO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RF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ROYALTY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TEGRAECONEC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NQREINTEGR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CMTNA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CMTIM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ATIVREINTEG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OTIFCON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SERIEFAB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SERNF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ENCOMPINDIV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XCLUIRCONF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ODUZAU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IMPAGRUPMIN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ASTRESTOQU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MPETIQCONF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LRCOMER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LRPARCIMPEX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FCI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ERVPARAINDUS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CRPROD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AT1799SPRE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IQNA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IQIM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STSEGQT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STSEGDIA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TALTERESQ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OTECOMPRA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STMAXQT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STMAXDIA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TALTEREMQ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VIOMA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RREDAGRU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0.5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PLICASAZ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LOTECOMPMINIM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GRUPCOMPMINIM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SERIESEPWM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ERACUSTCOMPSEG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OPFATURCO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ERFATURCO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GPR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XIGELASTROCAMADA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S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FIXOAGEND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ARCCONSI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LOTEDTV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LOTEDTFA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EXIBCOMPEXPKI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T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RECEITAMOD21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DSUB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TSUBST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O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ATEFDCONTM410M810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TOLPESOMAIO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TOLPESOMENO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VOLPESOVA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SACONTPESOVA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TOLPESOMAIORSE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TOLPESOMENORSE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CT_B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Z_B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TROLMEDIC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CVLRE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CMTF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CMTE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CMTMU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ENQIPIE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ENQIPIS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CVENCONSU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UPOICMS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VAPADRA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IQGER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PRODSUBKI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ONFKI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KI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ESPEC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ISIVELAPPO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UTILIZAENDFLU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AXMULTECONEC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VT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QTDIDENTI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IDENTI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ODETIQSEPWM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MPETIQSEPWM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ROPROCESS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S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RMAZELOT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EMRASTROLOT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ANVIS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CRAN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MISTGL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SERVTELECO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CONTAGEM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D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MARC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MISTGN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MISTGN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VLRPARTIDAGL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TACTBEF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CPR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MERCIALIZACAOAGRI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OBRACONSTCIVI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LASSIFCESSAOOB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INSSESPECI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INSSESPECI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ALCDIF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DESCAL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NPJFABRICA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BENEFNAU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AGREG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QTDAGRUPAMENTOMTZ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IDCNA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FILTROC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FORCAEXPECONEC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REGISTRARPES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VIOMAXTOLCONFSE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VIOMINTOLCONFSE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ERVPRESTTE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FRAGMENTALO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REDBASEICMSEFE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UVERSAOIM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TEGRAFOX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UVERS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OTISENCAOANVIS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NB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SPRODCAT42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OITEMSP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CPESOBRUT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CPESOLIQUID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NUR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VAORIGINALDRC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AMANHOMEDIOPEC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DGRAD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ERCENTSEPPU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TUNUVERSA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RADEPADRAO</text:p>
          </table:table-cell>
          <table:table-cell/>
          <table:table-cell office:value-type="string" calcext:value-type="string">
            <text:p>CLOB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IQFETHA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VOLFETHA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OBTSTANTMEDEN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CPRODDRCS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ARTICIPAADRCS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MVAORIGINALADRC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IQFECO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ODSUJFECO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DESDESCCALCPI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LIQINTERNACAT42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NESTORIGPROD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GERIMPNRETREINFAQ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ODALIADRCS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IPUTILCO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PRODIN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ALCFUSTPR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ALCFUNTTELPR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BARDIFGTI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BARTRIBDIFGTI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WMSPRODRASTSERMED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STATUSNC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BLOQVENDAFRA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D_EXTERNO_CODGRUPOPRO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D_IDEX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D_CODCENCUSCO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D_CODNATCO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AD_COD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TPIRRFEX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CODNATREN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RO</text:p>
          </table:table-cell>
          <table:table-cell office:value-type="string" calcext:value-type="string">
            <text:p>INDTIPREFBCICMSS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TACT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DESCRC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ANALITI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ENCUSOBRIG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NVSALDOMOED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I'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DTBASECONVMOED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CTACTBP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PRODU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PLAN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PROCESS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BEMORIGIN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BEMRESREAV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BEMOUTRO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OBSERVACO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PODELANCTOMANU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DTINCLUSA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GRUPOC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CTARE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RAZAOAUXSP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CTACTBSUB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DTINATIV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YSDATE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PROJOBRIG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LALU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LALUR_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0'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TIPSALALU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CTAREF_FCON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TABEL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RAZAUX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DISPSPED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NATUREZAEF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LALUR_A_CR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TABELACR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RECDES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LASSIFIRPJ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LASSIFCSL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ADICOESIRPJ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NRESULTIRPJ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EXCLUSOESIRPJ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PAT4IRPJ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ZERACRIRPJ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ADICOESCSL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NRESULTCSL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EXCLUSOESCSL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ZERACRCSL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LALUR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INDTRIBLALUR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CODCON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DESCRCON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CBPLA</text:p>
          </table:table-cell>
          <table:table-cell office:value-type="string" calcext:value-type="string">
            <text:p>AD_IDEX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QTDATENDID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CUSATEN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ORDEMPR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STATUSNO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P' </text:p>
          </table:table-cell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FIX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NROMEMORAND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NROREGEXPOR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VAR</text:p>
          </table:table-cell>
          <table:table-cell office:value-type="string" calcext:value-type="string">
            <text:p>NROATOCONCDRAW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ENCU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NO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ERIENO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NEG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FATU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ENTSAI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VAL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MOV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CONTAB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HRMO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EMPNEGO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ONT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RATEA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VEICUL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TIPOPE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HTIPOP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PMOV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P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TIPVEN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HTIPVEND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O_DATE('01/01/1998', 'DD/MM/YYYY')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COT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VEN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MISSA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MOE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OBSPADR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OBSERV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SEG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CMSSEG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DESTAQU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JUR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VENDO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OUTRO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EM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CMSEM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DESCSERV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PIEM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PIPIEM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DESCTO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DESCTOTITE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FRET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CMSFRET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ICMSFRET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PFRE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IF_FO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ENCFRETE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NO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ENCIPI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ORDEMCARG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EQCARG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KMVEICUL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TRANS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QTDVO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NDE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IC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C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I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SSRETI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I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PROVA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TATUSNO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P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RFRETI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MGE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R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DE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SUB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SUBSTI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ROJ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CONTR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IN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N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REPREDTO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RC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REMETEN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CONSIGNATARI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REDESPACH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LOCALCOLE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LOCALENTREG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MERCADORI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S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OTASC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NA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MAQ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FU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O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C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FRETECP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ROC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ROREDZ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MOED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OCCN48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USUI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TRANS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USUCOMPRADO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SI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OTALCUSTOPRO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OTALCUSTOSERV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I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SUBSTSEM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MOTORIS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RD8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ATUREZAOPER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ERIENF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MODELONF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PREVENT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NOTAPEDFRE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IR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LIQIR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LA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UFVEICUL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SOBRUT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HRENTSAI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NT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LACR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AN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HAVE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ERACAOVOLUM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ENVIOPMB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PNOTAPMB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ALEATORI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PROTO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HPROTOC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ENVSUF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LOTEN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TATUS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EMISN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ADIAM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HRADIA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DOC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OTDISP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PI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PI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PIS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PIS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COFIN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COFIN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COFINS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COFINS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ROYAL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ROCAIX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REGDPE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HREGDPEC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EMPFUN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NDENIZ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MAR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POPTAGJN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EMISNFS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LOTENFS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NF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TATUSNF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UFEMBARQ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LOCEMBARQ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LIG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GRUPOTENS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ASSINAN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RE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GRUPBO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RETDATACRITI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QTDBATIDA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RCPUREZ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RCGERMI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RETEVLRBRUT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RETEVLR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RETEPERC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RETEVLRIM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RETEVLRJU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RETEVLRPAG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VENDTE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PEDID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NDENIZDI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PEDIDO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AGEN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REF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RETEVLRNEGO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RODPERMU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ROGA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MD5PA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MODDOCNO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PFCNPJADQUIRE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OMEADQUIRE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SACADOLA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CO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ORDEMCARGAA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AMB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RZME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RESIDU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REF2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LIQITEMNF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LASCON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FOR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REF3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RODUETLOC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STEXTRANOTATO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TRAN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ITESPECIALRES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ENTSAIINF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EXIGEISSQ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REGESPTRIBU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MOTNAORETERISSQ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REMRET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LIBCONF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CONFATUA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TATUSXTRATEGI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SA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FRETECAL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JURODI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OTAEMPENH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SOBRUTOMANU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SOLIQUIMANU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ANCELAD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TP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VT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PC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NDPRESNFC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TOTLIQITEMMO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DESCTOTITEMMO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HAVEC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RODPR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EMISC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AMBCT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LOTACA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TATUSCT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ALEATORIOC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PROTOCC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HPROTOCCTE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LOTEC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DECLAR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REBOQUE1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REBOQUE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REBOQUE3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ITUACAOCT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TELOTACA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VEITR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OB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AR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DIPRO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IATRANS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PPROCIM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NPJADQUIRE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UFADQUIRE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NOTASU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HAVENF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HEMISSEPEC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MODENTREG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CMSDIFALDE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CMSDIFALRE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IO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CMSFC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FRETETOT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TRANSPFINA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USOEMISSEPE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HAVENFERE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DESCR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EQCONFIRM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ONTATOENTREG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IDORIGE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IDDESTIN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IDENTREG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UFORIGE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UFDESTIN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UFENTREG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LASSIFICM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FO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RASTREAMENTOEC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OD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PEDFRE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IDPRE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ORMPGTCT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RCDESCFO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AMBNFS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ERMACORDNOT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DESCQT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CMSFCPI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STFCPI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STFCPINT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TEGLOB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CARGAAVER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IDINIC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IDFIMC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CF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FEDEVRECUS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GRUPFINNO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PRESTAFRM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AFRM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DNAVI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RINNAVI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IRECAOVIAG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DBALSA0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DBALSA0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DBALSA03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NFIRMNOTAFA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ERMALTERCENTR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GU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INALIZADOFOX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REPREDTOTSEM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CUPOMECONEC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MNUFINORI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MCONTRATOVEN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MORIGEM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MCONTRATOLT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MNUNOTAM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TEXTEMPK280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DESCARGAMD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DOCARRECA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DOCARRECA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PREMIACAOESTADU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FSE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DEP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FETHA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CHECKOU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ICMS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ICMS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ISDESAUTIMPEMB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DDESCPARCER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DESCPARCER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LIENTEIDPARCER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DPONTUACAOPARCER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ALORDESONPISCOFIN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NOTAORIGCOR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BASEICMSSTFRET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CMSSTFRET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VLRREPRED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INTER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NTERM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FISTE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CST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QT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MTERMTE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IPCLIENTESERVCO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MD5MODCOMTE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INDNEGMOD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CODPARCRETIRA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OTAPORPEDIDOPDV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UMVLRIIOUTNO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OMICMSNFENA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OMPISCOFNFENA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STATUSCF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D_VLRCOMISSAOPARCEIR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D_PROFORM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D_INCONTER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D_NUMMERCO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RETORNOEQUIPFISC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D_OBSERVACAO_INTERN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AD_NOTAREFERENC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NOTARE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RETGERWM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RECEBIMEN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DHVIAGEM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NUSESS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AB</text:p>
          </table:table-cell>
          <table:table-cell office:value-type="string" calcext:value-type="string">
            <text:p>TPFRETAMEN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DESCRNA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INCRESUL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CTACT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CENCU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NATP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ANALITI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CTACTB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HISTCT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HISTCTB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GRUPOMK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SUBGRUPOMK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DECVL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FORMUL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STPI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STCOFIN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NATBCCR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ALIQPI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ALIQCOFIN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PR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SERVUNI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REGIMEEF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A' 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GRUPONA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TIPNA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FINREGP100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FINCODATIVP100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CODCTACTBEF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GERALCDP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RECADIANTRUR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NATEFDCONTM410M810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AD_IMPLIG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NAT</text:p>
          </table:table-cell>
          <table:table-cell office:value-type="string" calcext:value-type="string">
            <text:p>AD_IDEX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RESERVAD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ESTMI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ESTMAX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ATIV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CODBAR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DTVAL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PERCPUREZ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PERCGERMI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ESTOQU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DTFABRICACA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STATUSLO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MD5PA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DTENTRAD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QTDPEDPENDE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WMSBLOQUEAD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PERCV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EST</text:p>
          </table:table-cell>
          <table:table-cell office:value-type="string" calcext:value-type="string">
            <text:p>CODAGREG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VEN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NOMEPA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AZAOSOCI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PESSO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PARCMATRIZ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EN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NUMEN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MPLEMEN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B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I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RE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E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AIXAPOST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ELEFON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AMA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FA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CAD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NASC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ULTCONTAT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ULTNEGOC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DENTINSCESTA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SCESTADNAU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GC_CP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TA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RAZOCONT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RAZOPA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OLERINADI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LIE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FORNECEDO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RANSPORTADO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VENDEDO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GENC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TIPPA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TAB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AG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B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NOMEAG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TACT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TACTB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LASSIFIC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AR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PIINCIC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ETEMIS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ETEMINS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NTACESS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ITU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B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OBSERVACO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TIV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A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TABCOI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GRUPOAUTO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LIMC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BLOQUEA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ELECIONA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OTBLOQ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VEND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COMP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HOMEPAG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TAADIAN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ASSESSO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SCMU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ALCINS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ETEMPI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ETEMCOFIN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ETEMCS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USUARI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EI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LIMCREDMENS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TAB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QTDMAXTITVENCIDO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EMIPI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LU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ESCFI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ESCBONI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L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MPLAUDOLO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IASE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EDI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OFATU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L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IASVARPAG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UNIM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RE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ERCCUSVA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OTORIS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NATUREZAOPER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ERIENF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ODELONF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ESCSTIV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STIPIE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STIPIS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VLRMINPEDCP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QTDMAXPEDCP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OPERLOGIS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GRONOM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RODUTORTEMN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OTENCIALNEG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MAIL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ANEXO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X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ORDSUBS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AXCREDINDENIZ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AXDEBINDENIZ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ALDOINDENIZ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FLE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IMPL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EX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NURESPPER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NURESPPERGFECH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RO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TACTB3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TACTB4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USUCOB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GRUPA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MAILDA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VALDESCGRDCA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GRUPBOLEMPDI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ERCREDIN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ERMITECOR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DNATRE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TATUSEDZ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P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ITRECEI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I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ITSINTEG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I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ITCC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I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USATABCRFOR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QTDPEDPRZME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IASPEDPRZME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RTPRECA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GERCTRCAU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LOCALPADR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ALDODISP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ROVACR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XIGELAUDOPR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EIRJ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NTREGAENDCONTAT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EMPPA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ETSTVEND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OGERBOLET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I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ERCJUR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ERCMUL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JUR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ERCDESCESPECI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EMPPRE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ITESPECIALRES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OTNAORETERISSQ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ITCADSEFAZ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HCADSEFAZ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LIQISSRETSIMPLE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DESTRANGEIR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GERBOLCEN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MOCONHECEU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OGERBOLETODU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I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BOLDESTEMAI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A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PASSINAN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PLICLEITRANS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VENDAMI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ENQIPIEN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ENQIPIS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NVIPEDEMAILTO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A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TEGRAECONEC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ENHAECONEC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RAZOPARCECONEC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BASEPRAZOECONEC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ARCELAMECONEC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BASEPARCELECONEC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IAFECHAECONEC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IAPAGTOECONEC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ERFILECONEC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B' 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EMISNFEFORN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STABTRANS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RANSPPROPRI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ERMACORD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TERVANALISCRE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DCOMERCIALIZ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DAQUISI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ERCHANTI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MAILNOTIFENTREG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MPAGRUPFIN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LOT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UNIDIMPOR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PARCGRUECONOMI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NQART227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LIMCHEQECONEC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ORGPUBLNF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SSOCIACAODES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MODELONOTACOMP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RREDPRIMEIRAPA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ITCADR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HCADRF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VLRLIQITEM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VLRLIQITEMNFC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PFPRODRUR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MAILNF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NUFO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NA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DCREDNF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DCREDC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INIATIV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ULTSIT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TBAIX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REGAPU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GRUP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ARCINTE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DOPCC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RUNCPARCEL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NUVERS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CONTATOPADCO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ESTADOCIVI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I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QUERCOMPRA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REFERENCIA0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ORG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COMPRADO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BAIRROCOMP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DATACI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PROPVEND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PAI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REFERENCIA0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TIPOMORADI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INQUILIN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TELEFONE0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PROPRIET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CORRESPBANCARI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MA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FAIXASALARI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I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CORRETO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OUTTEL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TELEFONE01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AINVESTI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FIADO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SENHASI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--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SENHADES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--'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CARTORI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PROFISS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NACIONALIDA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MCARTREGIMEBENSV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INSCRC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ARCSUBSTIS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XIGCONTATOENTCAB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NVIADANFEREDESPACH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XIGENOMEPA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SALDODISPCA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PROVACRESCCA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NSIDTOTITENSTRIB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TUNUVERSA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ESCONSIDESCBA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DIDENTCON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UTILIZANUCADPA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TIPCLIENTESERVCO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HAVE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EMAILC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CONSPARCADRCST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DESCONSDESCINS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D_IDEX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PAR</text:p>
          </table:table-cell>
          <table:table-cell office:value-type="string" calcext:value-type="string">
            <text:p>AD_COMISSA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TA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PR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LOCALORI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NTROL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 ' 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USOPRO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V' 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CF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NEG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ENTREGU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CONFERID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UNI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TO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CU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I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I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IC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IC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SUBSTI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SUB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IC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I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NDE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VO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0' 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TRI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TUALESTOQU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OBSERV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RESERV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TATUSNO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P' 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OBSPADR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VEN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EXE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FATURA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REP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DESCBONI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ICMS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PARCEXE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UST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SUBSTSEMRE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OLCOMP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TRIBIS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CFP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I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FORMUL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TUALESTTE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DESCBONIF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TERCEIRO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ENDIMAGE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TUR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LARGUR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ESPESSUR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CA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PRO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PEC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RECOBAS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ACRESC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RETENCA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STIP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CO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CO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TPRE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FIXAD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COMGE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COMGE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WM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ICMM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ICMSTMO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F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STUFDE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ICMSUFDE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ST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GRUPOTRANS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RODUTO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GTIN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GTINTRIBNF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PROM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PROM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LIQPRO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RECOBASEQTD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RETDATACRITI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PUREZ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GERMI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PROMO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DESCPRO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PTOPUREZ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ANTECIPS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MPEDID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EQPEDID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SOS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MPEDIDO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EQPEDIDO2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TATUSLO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VO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ERIEINICI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ERIEFIN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DTINICI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HRINICI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HRFI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UNITDOLA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S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MD5PA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I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IS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TP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TROC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ARIACAOFC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DTFIM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TEMPOGAS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DESVIOPADRA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TROC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DESCDIGITAD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DESCTGFDES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SEQUENCIAFISCA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DESCDIGITAD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V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MOTDESONERAICM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ETAP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ARI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TUALESTINDIVIDU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STEXTRANO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ULOCETPAESTIND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LOCALTE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ORIGPRO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DESCBAS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RSERIERESERV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UNITLO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ICMS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SUBSTIT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SUBST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MEROO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ANCELAD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GRUPOFA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MCONTR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IDALIQICM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UNITMO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DESCMO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TOTMO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VOLPA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ENQIP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ESPEC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DESCR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FO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SUBSTITUNITORIG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SUBSTUNITORIG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GERAPRODUCA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AGREG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INDESCAL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NPJFABRICA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STFCPINT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STFCPINT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STFCPINT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BENEFNAU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DESCFORNECEDOR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ORIGEMBUS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RODUTOPESQUISAD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STEXTRANO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STEXTRANO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QTDTRIBEXPOR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PROINF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STFCPSTA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VENDAPROM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REPREDSEMDES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DOCARRECA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NUMDOCARRECA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ICMSDIFERID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TIPOSEPARA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CALCSTEXTRANO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REDBASE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MARGLUCR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REDVLRIPI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IDALIQICMSDIFICM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TIPENTREG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FETHA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FETHA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IDALIQICMSA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ICMS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ICMS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INTERICMS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ICMSA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IDDESCPARCER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DESCPARCERI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USAQUDECP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CUSAQUDECP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ICMSSTFRET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ICMSSTFRETE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REPRED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SIT08EFD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TIPUTILCO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UNIDAD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FU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FU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FU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LIQFUNTTE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BASEFUNTTE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VLRFUNTTE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MOTDESONERAS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BARRAPDV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CODFCI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PERCUSAQUDECPEES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D_IDEX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ITE</text:p>
          </table:table-cell>
          <table:table-cell office:value-type="string" calcext:value-type="string">
            <text:p>AD_LOTEREFERENC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NOMEFANTASI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RAZAOSOCI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RAZAOABREV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EMPMATRIZ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EN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NUMEN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MPLEMEN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B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CID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E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TELEFON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FA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HOMEPAG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NUMPROP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PRINCTITULAR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G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INSCESTA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INSCMU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MU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NATESTA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NATJU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RAMOATIV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ATIVECO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REGJUNTACO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TREGJUNT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LOGOMARCA</text:p>
          </table:table-cell>
          <table:table-cell/>
          <table:table-cell office:value-type="string" calcext:value-type="string">
            <text:p>BLOB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FINANCEIR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ESTOQU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ARGA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MISSO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PRODU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SUPDECIS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LIVROSFISCAI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NTABILIDADE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FOLHAPAG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CN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SIMPL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PA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LIMCURVA_B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LIMCURVA_C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EMPAGRUPARGO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SERIENF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MODELONFDE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OPERATIV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TCONVSOC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UPLIV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PFRES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REGTRI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TIPOS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PARCDIV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MD5PA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RAZAOSOCIALCOMPLE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SERVIDORSMT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TIPOSMT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USUARIOSMT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SENHASMT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PORTASMT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SEGURANCASMT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SIMPLESNACNAUF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MACODINS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MAESPECI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TENCERBALAN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QUALASSI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PARCRES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SITESPECIALRES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EXIGEISSQN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REGESPTRIBU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RNTRC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LASSTRI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NAEPREPO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INDCOO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INDCONST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INFOOB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H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YSDATE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ACDINTISENMUL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PARCEMPSOF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DCTTPARCEMPSOF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INDSITES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TIPTRANSMNF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A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REMPRES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16777215" calcext:value-type="float">
            <text:p>16777215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QTDACESSO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ENVESOCI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RECIBOESOCI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INIVALESOCIAL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FIMVALESOCIAL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INDOPCC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NUVERS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USARAZAOSOCIA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TABERTUR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EMPIDENOTA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PRODUTORRUR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COT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DHCONSITIMEND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NURES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EMP</text:p>
          </table:table-cell>
          <table:table-cell office:value-type="string" calcext:value-type="string">
            <text:p>NUMTAF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DESCRCENCU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ODCENCUSPA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ATIV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ANALITI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ODUSURES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ODPA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ODTA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DTINCLUSAO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YSDATE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ODUNN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FRACGEREN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FRACCO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AREAPERM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AREACONT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AREARE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ODUN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VEICUL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ODPARCRES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CALCELALURPARTE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US</text:p>
          </table:table-cell>
          <table:table-cell office:value-type="string" calcext:value-type="string">
            <text:p>AD_IDEXTERN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CTAB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ESCRICA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B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AG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EM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LASS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ARTEIR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SEQRE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MB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MFINA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NVENI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NSTRUCAO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NSTRUCAOI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IASPROT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EMITEBOLE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MPBOLE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MODBOLE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CTACT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EXCLUSIV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ATIV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NUMCHEQ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TADEFEMIBO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VLRMINBOLET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TAMINBOLE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AXA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PARC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IPOIMPRESSO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1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OPEREXC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YSDATE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TIMPLANT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SALDOBCO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SALDORE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MOED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USU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MBCOMAX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ZERARAUT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CTABCOINTRE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SEQREM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MFINAL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NURFEMODCHEQ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CORRB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NUCONTRA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MODALIDAD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ATEGLANCHQ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AMPOLIVR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NOSSONUMER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MULTIPNOSSONUM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IPMULTIPSOM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T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IPMODNOSSNUM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O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SUBRESTMODUL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STOSUBST1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STOSUBST2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STOSUBST3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IGITOSUBST1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IGITOSUBST2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IGITOSUBST3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NOSSONUMATIV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LINHADIGATIV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NUMCLIENTE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DCLIENT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AGEBENE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CTABENEF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CTABAIX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PJBCR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PJBCHAVE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BJBBAIBOLPAG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PJBCONBAIXCRE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LANCBAIXABOLRA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TIPOPERBAIXABOLRAP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IPOBOLET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DCONTARUR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ESCONSLCDPR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LOGOUR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NUMCONTARUR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HAVE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URL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QTDDIASVALPIX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NURFEMODBOLE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HAVEAPI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ITINFADIC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MENADIC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SENCLI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DCLI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NCAUTRECEB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DAPIBANC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NDICADORPIX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VARI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ACEITATITULOVENCID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IPOAPIBOLET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STATUSAPI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CEBIMENTODIA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RECEBIMENTOPARCIAL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APICONCILIACAOAUTOMATI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APIBAIXAAUTOMATIC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TREGCONTA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IASPARANEGATIV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ORGAONEGATIVADOR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IASPROTES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IASMUL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VALORMULTA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DATAMUL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IPOMULT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VALORJUROS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TIPOJURO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NSTRUCAOPROTEST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CONTABILIZARDIAS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NSTRUCAONEGATIVACA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CTA</text:p>
          </table:table-cell>
          <table:table-cell office:value-type="string" calcext:value-type="string">
            <text:p>IDSEQBOL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BCO</text:p>
          </table:table-cell>
          <table:table-cell office:value-type="string" calcext:value-type="string">
            <text:p>ABREVIATUR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SIBCO</text:p>
          </table:table-cell>
          <table:table-cell office:value-type="string" calcext:value-type="string">
            <text:p>NOMEBC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SIBCO</text:p>
          </table:table-cell>
          <table:table-cell office:value-type="string" calcext:value-type="string">
            <text:p>CTACMC7INI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IBCO</text:p>
          </table:table-cell>
          <table:table-cell office:value-type="string" calcext:value-type="string">
            <text:p>CTACMC7FIM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CODTA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DTVIGO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CODRE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DTALTER</text:p>
          </table:table-cell>
          <table:table-cell/>
          <table:table-cell office:value-type="string" calcext:value-type="string">
            <text:p>DA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PERCENTUAL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FORMULA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CODTABORIG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JAPE_I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TAB</text:p>
          </table:table-cell>
          <table:table-cell office:value-type="string" calcext:value-type="string">
            <text:p>UTILIZADECCUSTO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DESCRCF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CODCTACTB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GRUPOCFO</text:p>
          </table:table-cell>
          <table:table-cell/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CONVPRODUZ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TRIBUTADASCIA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TIPIC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1' 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CALCDIFICMS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S' 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TIPO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RECBRUTAEFDBLOCOP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PARTDIEF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'N'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CALCICMSCOMPL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'N' </text:p>
          </table:table-cell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TIPOPERPRODEPE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EMPCODSIT08EFD</text:p>
          </table:table-cell>
          <table:table-cell/>
          <table:table-cell office:value-type="string" calcext:value-type="string">
            <text:p>VARCHAR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GFCFO</text:p>
          </table:table-cell>
          <table:table-cell office:value-type="string" calcext:value-type="string">
            <text:p>MOVIMFISICA</text:p>
          </table:table-cell>
          <table:table-cell/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H200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7:28:28.4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5:38:33.228000000</meta:creation-date>
    <dc:date>2023-07-13T17:29:10.738000000</dc:date>
    <meta:editing-duration>PT38M4S</meta:editing-duration>
    <meta:editing-cycles>3</meta:editing-cycles>
    <meta:generator>LibreOffice/7.5.3.2$Windows_X86_64 LibreOffice_project/9f56dff12ba03b9acd7730a5a481eea045e468f3</meta:generator>
    <meta:document-statistic meta:table-count="1" meta:cell-count="13164" meta:object-count="0"/>
  </office:meta>
</office:document-meta>
</file>